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4739492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5.558cm"/>
    </style:style>
    <style:style style:name="P1" style:family="paragraph">
      <style:text-properties fo:font-size="50pt" fo:text-shadow="1pt 1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2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60pt" fo:text-shadow="1pt 1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" style:family="text">
      <style:text-properties fo:font-size="50pt" fo:text-shadow="1pt 1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" style:family="text">
      <style:text-properties fo:font-size="35pt" fo:text-shadow="1pt 1pt" style:text-underline-style="none" fo:font-weight="normal" style:font-size-asian="35pt" style:font-weight-asian="normal" style:font-size-complex="35pt" style:font-weight-complex="normal"/>
    </style:style>
    <style:style style:name="T3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text-shadow="1pt 1pt"/>
    </style:style>
    <style:style style:name="T5" style:family="text">
      <style:text-properties fo:text-shadow="1pt 1pt" style:text-underline-style="solid" style:text-underline-width="auto" style:text-underline-color="font-color"/>
    </style:style>
    <style:style style:name="T6" style:family="text">
      <style:text-properties style:text-position="super 58%" fo:text-shadow="1pt 1pt" style:text-underline-style="solid" style:text-underline-width="auto" style:text-und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60pt" fo:text-shadow="1pt 1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59cm" svg:x="1.399cm" svg:y="0.837cm" presentation:class="subtitle">
          <draw:text-box>
            <text:p><text:span text:style-name="T1">Web page Classification</text:span></text:p>
            <text:p><text:span text:style-name="T2">Minor Project Schedu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3">Basic Coding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10</text:span><text:span text:style-name="T6">th</text:span><text:span text:style-name="T5"> Sept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Fetch data from given URL</text:p>
              </text:list-item>
              <text:list-item>
                <text:p>Parse HTML+JS+CSS file to get title and text</text:p>
              </text:list-item>
              <text:list-item>
                <text:p>Split Text Content into Words</text:p>
              </text:list-item>
              <text:list-item>
                <text:p>Remove stop words</text:p>
              </text:list-item>
              <text:list-item>
                <text:p>Apply Porter's Stemmer Algorithm for converting words to word root</text:p>
              </text:list-item>
              <text:list-item>
                <text:p>Count Frequency of Each wor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Collection of training and testing samples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30</text:span><text:span text:style-name="T6">th</text:span><text:span text:style-name="T5"> Sept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HTML+PHP interface for storing samples in database.</text:p>
              </text:list-item>
              <text:list-item>
                <text:p>Collect samples from search engines within following categories-200 records in each</text:p>
                <text:list>
                  <text:list-item>
                    <text:p><text:span text:style-name="T7">Politics</text:span></text:p>
                  </text:list-item>
                  <text:list-item>
                    <text:p><text:span text:style-name="T7">Religion</text:span></text:p>
                  </text:list-item>
                  <text:list-item>
                    <text:p><text:span text:style-name="T7">Movies</text:span></text:p>
                  </text:list-item>
                  <text:list-item>
                    <text:p><text:span text:style-name="T7">Technology</text:span></text:p>
                  </text:list-item>
                  <text:list-item>
                    <text:p><text:span text:style-name="T7">Spo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>
          <draw:text-box>
            <text:p><text:span text:style-name="T3">Construction of Training set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10</text:span><text:span text:style-name="T6">th</text:span><text:span text:style-name="T5">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Decide proper structure for database of training set samples</text:p>
              </text:list-item>
              <text:list-item>
                <text:p>Automation of training set constru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Implementation of Classification Algorithm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20</text:span><text:span text:style-name="T6">th</text:span><text:span text:style-name="T5">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Implement Naive Bayes classification algorithm.</text:p>
              </text:list-item>
              <text:list-item>
                <text:p>Perform accuracy measur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draw:frame presentation:style-name="pr3" draw:text-style-name="P2" draw:layer="layout" svg:width="25.191cm" svg:height="3.507cm" svg:x="1.399cm" svg:y="0.837cm" presentation:class="title">
          <draw:text-box>
            <text:p><text:span text:style-name="T3">Implementation of GUI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31th Octo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Implement GUI using pygtk</text:p>
              </text:list-item>
              <text:list-item>
                <text:p>GUI should contain option for</text:p>
                <text:list>
                  <text:list-item>
                    <text:p>Input url classification</text:p>
                  </text:list-item>
                  <text:list-item>
                    <text:p>Automatic training set co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draw:frame presentation:style-name="pr3" draw:text-style-name="P2" draw:layer="layout" svg:width="25.191cm" svg:height="3.507cm" svg:x="1.399cm" svg:y="0.837cm" presentation:class="title">
          <draw:text-box>
            <text:p><text:span text:style-name="T3">Debugging and Optimization</text:span></text:p>
          </draw:text-box>
        </draw:frame>
        <draw:frame presentation:style-name="pr4" draw:layer="layout" svg:width="25.191cm" svg:height="5.81cm" svg:x="1.399cm" svg:y="4.915cm" presentation:class="outline">
          <draw:text-box>
            <text:p text:style-name="P3"><text:span text:style-name="T4">Deadline</text:span></text:p>
            <text:p text:style-name="P3"><text:span text:style-name="T5">5th November 2013</text:span> </text:p>
            <text:p><text:s/></text:p>
          </draw:text-box>
        </draw:frame>
        <draw:frame presentation:style-name="pr4" draw:layer="layout" svg:width="25.191cm" svg:height="11.605cm" svg:x="1.399cm" svg:y="9.4cm" presentation:class="outline" presentation:user-transformed="true">
          <draw:text-box>
            <text:list text:style-name="L2">
              <text:list-item>
                <text:p>Test code for possible bugs</text:p>
              </text:list-item>
              <text:list-item>
                <text:p>Find optimal number of training set doc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5" draw:layer="layout" svg:width="25.191cm" svg:height="16.259cm" svg:x="1.399cm" svg:y="0.837cm" presentation:class="subtitle">
          <draw:text-box>
            <text:p><text:span text:style-name="T8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1pt 1pt" style:text-underline-style="solid" style:text-underline-width="auto" style:text-underline-color="font-color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6T09:16:36.434216006</meta:creation-date>
    <dc:date>2013-09-26T20:07:03.655806472</dc:date>
    <meta:editing-duration>PT8M25S</meta:editing-duration>
    <meta:editing-cycles>4</meta:editing-cycles>
    <meta:generator>LibreOffice/4.1.1.2$Linux_X86_64 LibreOffice_project/410$Build-2</meta:generator>
    <meta:document-statistic meta:object-count="68"/>
  </office:meta>
</office:document-meta>
</file>